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0a0f1" officeooo:paragraph-rsid="0010a0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meeting</text:p>
      <text:p text:style-name="P1"/>
      <text:p text:style-name="P1">Anwesende Daniel Peters, Timothy Hill, Jeroen Loosli</text:p>
      <text:p text:style-name="P1"/>
      <text:p text:style-name="P1">Offene Fragen</text:p>
      <text:p text:style-name="P1">Qualitätssicherung – Wie machen wir das messbar? → Testplanung</text:p>
      <text:p text:style-name="P1">Risikomatrix</text:p>
      <text:p text:style-name="P1">Raci-chart</text:p>
      <text:p text:style-name="P1">Problembeschreibung ausführlicher</text:p>
      <text:p text:style-name="P1">Verlinkung zu Theor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6:17:32.009688240</meta:creation-date>
    <dc:date>2017-10-30T16:27:49.747797416</dc:date>
    <meta:editing-duration>PT7S</meta:editing-duration>
    <meta:editing-cycles>1</meta:editing-cycles>
    <meta:document-statistic meta:table-count="0" meta:image-count="0" meta:object-count="0" meta:page-count="1" meta:paragraph-count="8" meta:word-count="25" meta:character-count="217" meta:non-whitespace-character-count="199"/>
    <meta:generator>LibreOffice/5.4.2.2.0$Linux_X86_64 LibreOffice_project/40m0$Build-2</meta:generator>
  </office:meta>
</office:document-meta>
</file>